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07in" table:align="margins"/>
    </style:style>
    <style:style style:name="Table1.A" style:family="table-column">
      <style:table-column-properties style:column-width="1.5528in" style:rel-column-width="3120*"/>
    </style:style>
    <style:style style:name="Table1.B" style:family="table-column">
      <style:table-column-properties style:column-width="5.6979in" style:rel-column-width="11450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1.0146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7736in"/>
    </style:style>
    <style:style style:name="Table1.4" style:family="table-row">
      <style:table-row-properties style:min-row-height="0.391in"/>
    </style:style>
    <style:style style:name="Table1.5" style:family="table-row">
      <style:table-row-properties style:min-row-height="0.1924in"/>
    </style:style>
    <style:style style:name="Table2" style:family="table">
      <style:table-properties style:width="7.2507in" table:align="margins"/>
    </style:style>
    <style:style style:name="Table2.A" style:family="table-column">
      <style:table-column-properties style:column-width="2.0417in" style:rel-column-width="2940*"/>
    </style:style>
    <style:style style:name="Table2.B" style:family="table-column">
      <style:table-column-properties style:column-width="5.209in" style:rel-column-width="7501*"/>
    </style:style>
    <style:style style:name="Table2.1" style:family="table-row">
      <style:table-row-properties style:min-row-height="1.368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ing_20_3">
      <style:paragraph-properties fo:keep-with-next="always"/>
    </style:style>
    <style:style style:name="P3" style:family="paragraph" style:parent-style-name="Text_20_body">
      <style:paragraph-properties fo:orphans="0" fo:widows="0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officeooo:paragraph-rsid="001db7a0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officeooo:paragraph-rsid="001f0d40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paragraph-rsid="001db7a0" style:font-size-asian="10pt" style:font-size-complex="10pt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0pt" fo:font-weight="bold" officeooo:paragraph-rsid="001db7a0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0pt" officeooo:paragraph-rsid="001db7a0" style:font-size-asian="10pt" style:font-size-complex="10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paragraph-rsid="001f0d40" style:font-size-asian="10pt" style:font-weight-asian="normal" style:font-size-complex="10pt" style:font-weight-complex="normal"/>
    </style:style>
    <style:style style:name="T1" style:family="text">
      <style:text-properties officeooo:rsid="001770d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size-complex="10pt"/>
    </style:style>
    <style:style style:name="T6" style:family="text">
      <style:text-properties fo:font-size="10pt" fo:font-weight="normal" officeooo:rsid="001f0d40" style:font-size-asian="10pt" style:font-size-complex="10pt"/>
    </style:style>
    <style:style style:name="T7" style:family="text">
      <style:text-properties fo:font-size="10pt" fo:font-weight="normal" officeooo:rsid="001db7a0" style:font-size-asian="10pt" style:font-size-complex="10pt"/>
    </style:style>
    <style:style style:name="T8" style:family="text">
      <style:text-properties officeooo:rsid="001db7a0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bold" style:font-weight-complex="bold"/>
    </style:style>
    <style:style style:name="T11" style:family="text">
      <style:text-properties fo:font-weight="normal" officeooo:rsid="001db7a0" style:font-weight-asian="bold" style:font-weight-complex="bold"/>
    </style:style>
    <style:style style:name="T12" style:family="text">
      <style:text-properties officeooo:rsid="001f0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</text:span></text:span><text:span text:style-name="Strong_20_Emphasis">strutura ou arco narrativo clássico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" text:outline-level="3"><text:span text:style-name="Strong_20_Emphasis"><text:span text:style-name="T2">1. Exposição</text:span></text:span></text:h>
            <text:p text:style-name="Table_20_Contents"><text:span text:style-name="Strong_20_Emphasis"><text:span text:style-name="T3">Apresentação do cenário, personagens principais e situação inicial. Define-se o “estado normal” antes do conflito.</text:span></text:span></text:p>
            <text:p text:style-name="Table_20_Contents"><text:span text:style-name="Strong_20_Emphasis"><text:span text:style-name="T3"/></text:span></text:p>
            <text:p text:style-name="Table_20_Contents"><text:span text:style-name="Strong_20_Emphasis"><text:span text:style-name="T3"/></text:span></text:p>
            <text:p text:style-name="Table_20_Contents"><text:span text:style-name="Strong_20_Emphasis"><text:span text:style-name="T3"/></text:span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h text:style-name="P2" text:outline-level="3"><text:span text:style-name="Strong_20_Emphasis"><text:span text:style-name="T2">2. Incidente incitante</text:span></text:span></text:h>
            <text:p text:style-name="P3">O acontecimento que quebra o equilíbrio inicial e põe a história em movimento. É o momento em que surge o problema central.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h text:style-name="P2" text:outline-level="3"><text:span text:style-name="Strong_20_Emphasis"><text:span text:style-name="T2">3. Desenvolvimento / Ação crescente</text:span></text:span></text:h>
            <text:p text:style-name="P3">Sequência de obstáculos e conflitos que aumentam a tensão. O protagonista tenta resolver o problema, mas enfrenta dificuldades progressivas.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h text:style-name="P2" text:outline-level="3"><text:span text:style-name="Strong_20_Emphasis"><text:span text:style-name="T2">4. Clímax</text:span></text:span></text:h>
            <text:p text:style-name="P3">Ponto de maior tensão dramática.<text:line-break/>Confronto decisivo que determina o rumo da história.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h text:style-name="P2" text:outline-level="3"><text:span text:style-name="Strong_20_Emphasis"><text:span text:style-name="T2">5. Desfecho (ou resolução)</text:span></text:span></text:h>
            <text:p text:style-name="P3">Consequências do clímax. Restabelece-se um novo equilíbrio — que pode ser feliz, trágico ou ambíguo.</text:p>
            <text:p text:style-name="P3"/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4"><text:span text:style-name="Strong_20_Emphasis">6 arcos narrativos básico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Strong_20_Emphasis"><text:span text:style-name="T4">Rags to Riches - Arco de Ascensão</text:span></text:span></text:p>
            <text:p text:style-name="P5"><text:span text:style-name="Strong_20_Emphasis"><text:span text:style-name="T5"/></text:span></text:p>
            <text:p text:style-name="P6"><text:span text:style-name="T5">O protagonista começa numa situação desfavorável/mal, melhora progressivamente </text:span><text:span text:style-name="T6">(</text:span><text:span text:style-name="Strong_20_Emphasis"><text:span text:style-name="T6">miséria à fortuna, desconhecido ao reconhecimento, fraqueza ao poder, ignorância ao conhecimento, ...</text:span></text:span><text:span text:style-name="T6">) </text:span><text:span text:style-name="T5">e termina bem.</text:span></text:p>
          </table:table-cell>
          <table:table-cell table:style-name="Table2.B1" office:value-type="string">
            <text:p text:style-name="P5"><text:span text:style-name="Strong_20_Emphasis"><text:span text:style-name="T5"/></text:span></text:p>
            <text:p text:style-name="P7"/>
          </table:table-cell>
        </table:table-row>
        <table:table-row table:style-name="Table2.1">
          <table:table-cell table:style-name="Table2.A2" office:value-type="string">
            <text:p text:style-name="P5"><text:span text:style-name="Strong_20_Emphasis"><text:span text:style-name="T4">Riches to Rags / Tragedy - </text:span></text:span><text:span text:style-name="T4">Arco de Queda</text:span></text:p>
            <text:p text:style-name="P8"/>
            <text:p text:style-name="P5"><text:span text:style-name="Strong_20_Emphasis"><text:span text:style-name="T5">Descida contínua, </text:span></text:span><text:span text:style-name="Strong_20_Emphasis"><text:span text:style-name="T7">perda de poder, isolamento, loucura, ...</text:span></text:span></text:p>
            <text:p text:style-name="P5"><text:span text:style-name="Strong_20_Emphasis"><text:span text:style-name="T5">O protagonista começa bem, numa posição estável ou </text:span></text:span><text:span text:style-name="Strong_20_Emphasis"><text:span text:style-name="T7">el</text:span></text:span><text:span text:style-name="Strong_20_Emphasis"><text:span text:style-name="T5">evada, e termina mal, acaba na ruína.</text:span></text:span></text:p>
          </table:table-cell>
          <table:table-cell table:style-name="Table2.B2" office:value-type="string">
            <text:p text:style-name="P5"><text:span text:style-name="Strong_20_Emphasis"><text:span text:style-name="T5"/>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Strong_20_Emphasis"><text:span text:style-name="T4">Man in a Hole - Arco em Montanha</text:span></text:span></text:p>
            <text:p text:style-name="P5"><text:span text:style-name="Strong_20_Emphasis"><text:span text:style-name="T2">Queda → Recuperação</text:span></text:span></text:p>
            <text:p text:style-name="P5"><text:span text:style-name="Strong_20_Emphasis"><text:span text:style-name="T4"/></text:span></text:p>
            <text:p text:style-name="P5"><text:span text:style-name="Strong_20_Emphasis"><text:span text:style-name="T5">Queda seguida de recuperação</text:span></text:span></text:p>
            <text:p text:style-name="P9">A personagem está relativamente estável. <text:span text:style-name="T8">C</text:span>ai num problema sério, <text:span text:style-name="Strong_20_Emphasis"><text:span text:style-name="T9">numa situação difícil</text:span></text:span>. <text:span text:style-name="T8">Recupera, c</text:span>onsegue sair (melhor ou mais sábia).</text:p>
          </table:table-cell>
          <table:table-cell table:style-name="Table2.B2" office:value-type="string">
            <text:p text:style-name="P5"><text:span text:style-name="Strong_20_Emphasis"><text:span text:style-name="T5"/></text:span></text:p>
            <text:p text:style-name="P5"><text:span text:style-name="Strong_20_Emphasis"><text:span text:style-name="T5"/></text:span></text:p>
            <text:p text:style-name="P9"/>
            <text:p text:style-name="P7"/>
          </table:table-cell>
        </table:table-row>
        <table:table-row table:style-name="Table2.1">
          <table:table-cell table:style-name="Table2.A2" office:value-type="string">
            <text:p text:style-name="P5"><text:span text:style-name="Strong_20_Emphasis"><text:span text:style-name="T4">Icarus - Arco Icariano</text:span></text:span></text:p>
            <text:p text:style-name="P5"><text:span text:style-name="Strong_20_Emphasis"><text:span text:style-name="T2">Ascensão → Excesso → Queda abrupta</text:span></text:span></text:p>
            <text:p text:style-name="P5"><text:span text:style-name="Strong_20_Emphasis"><text:span text:style-name="T5"/></text:span></text:p>
            <text:p text:style-name="P5"><text:span text:style-name="Strong_20_Emphasis"><text:span text:style-name="T5">Subida seguida de queda.</text:span></text:span></text:p>
            <text:p text:style-name="P7"><text:span text:style-name="Strong_20_Emphasis"><text:span text:style-name="T10">A personagem sobe </text:span></text:span><text:span text:style-name="Strong_20_Emphasis"><text:span text:style-name="T11">(rapidamente)</text:span></text:span><text:span text:style-name="Strong_20_Emphasis"><text:span text:style-name="T10"> — em poder, ambição, estatuto ou confiança — mas ultrapassa um limite e cai </text:span></text:span><text:span text:style-name="Strong_20_Emphasis"><text:span text:style-name="T11">(abruptamente) </text:span></text:span><text:span text:style-name="Strong_20_Emphasis"><text:span text:style-name="T10">de forma trágica.</text:span></text:span></text:p>
          </table:table-cell>
          <table:table-cell table:style-name="Table2.B2" office:value-type="string">
            <text:p text:style-name="P7"><text:span text:style-name="Strong_20_Emphasis"><text:span text:style-name="T5"/>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Strong_20_Emphasis"><text:span text:style-name="T4">Cinderella</text:span></text:span></text:p>
            <text:p text:style-name="P5"><text:span text:style-name="Strong_20_Emphasis"><text:span text:style-name="T2">Ascensão → Queda → Nova ascensão</text:span></text:span></text:p>
            <text:p text:style-name="P5"><text:span text:style-name="Strong_20_Emphasis"><text:span text:style-name="T5"/></text:span></text:p>
            <text:p text:style-name="P5"><text:span text:style-name="T5">A personagem </text:span><text:span text:style-name="T6">melhora (</text:span><text:span text:style-name="T5">tem um crescimento inicial</text:span><text:span text:style-name="T6">)</text:span><text:span text:style-name="T5">, sofre um revés, mas </text:span><text:span text:style-name="T6">terminal melhor ainda (</text:span><text:span text:style-name="T5">atinge um triunfo maior</text:span><text:span text:style-name="T6">)</text:span><text:span text:style-name="T5">.</text:span></text:p>
          </table:table-cell>
          <table:table-cell table:style-name="Table2.B2" office:value-type="string">
            <text:p text:style-name="P7"><text:span text:style-name="Strong_20_Emphasis"><text:span text:style-name="T5"/>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Strong_20_Emphasis"><text:span text:style-name="T4">Oedipus</text:span></text:span></text:p>
            <text:p text:style-name="P8">Queda → Subida (esperança temporária) → Queda final</text:p>
            <text:p text:style-name="P8"/>
            <text:p text:style-name="P10">Há recuperação temporária, mas o destino trágico impõe-se... <text:span text:style-name="T12">P</text:span>rotagonista passa por pequenas vitórias ou ilusões de recuperação antes de ser esmagado pelo destino final.</text:p>
          </table:table-cell>
          <table:table-cell table:style-name="Table2.B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15:40:16.961930432</meta:creation-date>
    <meta:generator>LibreOffice/25.8.5.2$Linux_X86_64 LibreOffice_project/252c20f6956e3db0b52e6e2f9dda67263513c8fc</meta:generator>
    <dc:date>2026-03-03T16:55:40.037157263</dc:date>
    <meta:editing-duration>PT26M59S</meta:editing-duration>
    <meta:editing-cycles>4</meta:editing-cycles>
    <meta:document-statistic meta:table-count="2" meta:image-count="0" meta:object-count="0" meta:page-count="2" meta:paragraph-count="31" meta:word-count="297" meta:character-count="1968" meta:non-whitespace-character-count="1699"/>
  </office:meta>
</office:document-meta>
</file>